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495913.998" calcext:value-type="float">
            <text:p>495913.998</text:p>
          </table:table-cell>
          <table:table-cell office:value-type="float" office:value="500872.937" calcext:value-type="float">
            <text:p>500872.937</text:p>
          </table:table-cell>
          <table:table-cell office:value-type="float" office:value="493021.542" calcext:value-type="float">
            <text:p>493021.542</text:p>
          </table:table-cell>
          <table:table-cell office:value-type="float" office:value="496602.826" calcext:value-type="float">
            <text:p>496602.826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12695" calcext:value-type="float">
            <text:p>12695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509980.619" calcext:value-type="float">
            <text:p>509980.619</text:p>
          </table:table-cell>
          <table:table-cell office:value-type="float" office:value="505571.224" calcext:value-type="float">
            <text:p>505571.224</text:p>
          </table:table-cell>
          <table:table-cell office:value-type="float" office:value="501505.831" calcext:value-type="float">
            <text:p>501505.831</text:p>
          </table:table-cell>
          <table:table-cell office:value-type="float" office:value="505685.892" calcext:value-type="float">
            <text:p>505685.892</text:p>
          </table:table-cell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12855" calcext:value-type="float">
            <text:p>12855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511638.42" calcext:value-type="float">
            <text:p>511638.42</text:p>
          </table:table-cell>
          <table:table-cell office:value-type="float" office:value="512779.948" calcext:value-type="float">
            <text:p>512779.948</text:p>
          </table:table-cell>
          <table:table-cell office:value-type="float" office:value="507910.429" calcext:value-type="float">
            <text:p>507910.429</text:p>
          </table:table-cell>
          <table:table-cell office:value-type="float" office:value="510776.265" calcext:value-type="float">
            <text:p>510776.265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12916" calcext:value-type="float">
            <text:p>12916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516577.118" calcext:value-type="float">
            <text:p>516577.118</text:p>
          </table:table-cell>
          <table:table-cell office:value-type="float" office:value="531555.635" calcext:value-type="float">
            <text:p>531555.635</text:p>
          </table:table-cell>
          <table:table-cell office:value-type="float" office:value="517265.516" calcext:value-type="float">
            <text:p>517265.516</text:p>
          </table:table-cell>
          <table:table-cell office:value-type="float" office:value="521799.423" calcext:value-type="float">
            <text:p>521799.42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522295.486" calcext:value-type="float">
            <text:p>522295.486</text:p>
          </table:table-cell>
          <table:table-cell office:value-type="float" office:value="531917.072" calcext:value-type="float">
            <text:p>531917.072</text:p>
          </table:table-cell>
          <table:table-cell office:value-type="float" office:value="511822.434" calcext:value-type="float">
            <text:p>511822.434</text:p>
          </table:table-cell>
          <table:table-cell office:value-type="float" office:value="522011.664" calcext:value-type="float">
            <text:p>522011.664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13126" calcext:value-type="float">
            <text:p>13126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542302.874" calcext:value-type="float">
            <text:p>542302.874</text:p>
          </table:table-cell>
          <table:table-cell office:value-type="float" office:value="539777.08" calcext:value-type="float">
            <text:p>539777.08</text:p>
          </table:table-cell>
          <table:table-cell office:value-type="float" office:value="538598.835" calcext:value-type="float">
            <text:p>538598.835</text:p>
          </table:table-cell>
          <table:table-cell office:value-type="float" office:value="540226.263" calcext:value-type="float">
            <text:p>540226.263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529508.31" calcext:value-type="float">
            <text:p>529508.31</text:p>
          </table:table-cell>
          <table:table-cell office:value-type="float" office:value="543872.154" calcext:value-type="float">
            <text:p>543872.154</text:p>
          </table:table-cell>
          <table:table-cell office:value-type="float" office:value="549312.934" calcext:value-type="float">
            <text:p>549312.934</text:p>
          </table:table-cell>
          <table:table-cell office:value-type="float" office:value="540897.799" calcext:value-type="float">
            <text:p>540897.799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3452" calcext:value-type="float">
            <text:p>13452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548450.981" calcext:value-type="float">
            <text:p>548450.981</text:p>
          </table:table-cell>
          <table:table-cell office:value-type="float" office:value="539006.311" calcext:value-type="float">
            <text:p>539006.311</text:p>
          </table:table-cell>
          <table:table-cell office:value-type="float" office:value="546347.008" calcext:value-type="float">
            <text:p>546347.008</text:p>
          </table:table-cell>
          <table:table-cell office:value-type="float" office:value="544601.433" calcext:value-type="float">
            <text:p>544601.433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3505" calcext:value-type="float">
            <text:p>13505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557835.683" calcext:value-type="float">
            <text:p>557835.683</text:p>
          </table:table-cell>
          <table:table-cell office:value-type="float" office:value="555420.92" calcext:value-type="float">
            <text:p>555420.92</text:p>
          </table:table-cell>
          <table:table-cell office:value-type="float" office:value="552159.363" calcext:value-type="float">
            <text:p>552159.363</text:p>
          </table:table-cell>
          <table:table-cell office:value-type="float" office:value="555138.655" calcext:value-type="float">
            <text:p>555138.655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672" calcext:value-type="float">
            <text:p>1367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847" calcext:value-type="float">
            <text:p>13847</text:p>
          </table:table-cell>
        </table:table-row>
      </table:table>
      <table:table table:name="quadratic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<text:s/>(-1. 1)</text:p>
          </table:table-cell>
          <table:table-cell office:value-type="float" office:value="9151.604" calcext:value-type="float">
            <text:p>9151.604</text:p>
          </table:table-cell>
          <table:table-cell office:value-type="float" office:value="10224.861" calcext:value-type="float">
            <text:p>10224.861</text:p>
          </table:table-cell>
          <table:table-cell office:value-type="float" office:value="9660.166" calcext:value-type="float">
            <text:p>9660.166</text:p>
          </table:table-cell>
          <table:table-cell office:value-type="float" office:value="9678.877" calcext:value-type="float">
            <text:p>9678.877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3830" calcext:value-type="float">
            <text:p>13830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<text:s/>(-3, 3)</text:p>
          </table:table-cell>
          <table:table-cell office:value-type="float" office:value="8943.416" calcext:value-type="float">
            <text:p>8943.416</text:p>
          </table:table-cell>
          <table:table-cell office:value-type="float" office:value="9562.057" calcext:value-type="float">
            <text:p>9562.057</text:p>
          </table:table-cell>
          <table:table-cell office:value-type="float" office:value="9634.982" calcext:value-type="float">
            <text:p>9634.982</text:p>
          </table:table-cell>
          <table:table-cell office:value-type="float" office:value="9380.152" calcext:value-type="float">
            <text:p>9380.152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3832" calcext:value-type="float">
            <text:p>13832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<text:s/>(-2, 2)</text:p>
          </table:table-cell>
          <table:table-cell office:value-type="float" office:value="9161.56" calcext:value-type="float">
            <text:p>9161.56</text:p>
          </table:table-cell>
          <table:table-cell office:value-type="float" office:value="9373.354" calcext:value-type="float">
            <text:p>9373.354</text:p>
          </table:table-cell>
          <table:table-cell office:value-type="float" office:value="9801.129" calcext:value-type="float">
            <text:p>9801.129</text:p>
          </table:table-cell>
          <table:table-cell office:value-type="float" office:value="9445.348" calcext:value-type="float">
            <text:p>9445.348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13870" calcext:value-type="float">
            <text:p>13870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<text:s/>(-2, 2)</text:p>
          </table:table-cell>
          <table:table-cell office:value-type="float" office:value="9749.691" calcext:value-type="float">
            <text:p>9749.691</text:p>
          </table:table-cell>
          <table:table-cell office:value-type="float" office:value="9425.642" calcext:value-type="float">
            <text:p>9425.642</text:p>
          </table:table-cell>
          <table:table-cell office:value-type="float" office:value="8857.739" calcext:value-type="float">
            <text:p>8857.739</text:p>
          </table:table-cell>
          <table:table-cell office:value-type="float" office:value="9344.357" calcext:value-type="float">
            <text:p>9344.357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<text:s/>(-1. 1)</text:p>
          </table:table-cell>
          <table:table-cell office:value-type="float" office:value="8871.262" calcext:value-type="float">
            <text:p>8871.262</text:p>
          </table:table-cell>
          <table:table-cell office:value-type="float" office:value="9006.363" calcext:value-type="float">
            <text:p>9006.363</text:p>
          </table:table-cell>
          <table:table-cell office:value-type="float" office:value="8727.729" calcext:value-type="float">
            <text:p>8727.729</text:p>
          </table:table-cell>
          <table:table-cell office:value-type="float" office:value="8868.451" calcext:value-type="float">
            <text:p>8868.451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<text:s/>(-1. 1)</text:p>
          </table:table-cell>
          <table:table-cell office:value-type="float" office:value="10000.927" calcext:value-type="float">
            <text:p>10000.927</text:p>
          </table:table-cell>
          <table:table-cell office:value-type="float" office:value="9513.431" calcext:value-type="float">
            <text:p>9513.431</text:p>
          </table:table-cell>
          <table:table-cell office:value-type="float" office:value="9397.599" calcext:value-type="float">
            <text:p>9397.599</text:p>
          </table:table-cell>
          <table:table-cell office:value-type="float" office:value="9637.319" calcext:value-type="float">
            <text:p>9637.319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<text:s/>(-2, 2)</text:p>
          </table:table-cell>
          <table:table-cell office:value-type="float" office:value="9115.629" calcext:value-type="float">
            <text:p>9115.629</text:p>
          </table:table-cell>
          <table:table-cell office:value-type="float" office:value="9543.986" calcext:value-type="float">
            <text:p>9543.986</text:p>
          </table:table-cell>
          <table:table-cell office:value-type="float" office:value="9913.638" calcext:value-type="float">
            <text:p>9913.638</text:p>
          </table:table-cell>
          <table:table-cell office:value-type="float" office:value="9524.418" calcext:value-type="float">
            <text:p>9524.4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001" calcext:value-type="float">
            <text:p>1400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<text:s/>(-3, 3)</text:p>
          </table:table-cell>
          <table:table-cell office:value-type="float" office:value="8677.261" calcext:value-type="float">
            <text:p>8677.261</text:p>
          </table:table-cell>
          <table:table-cell office:value-type="float" office:value="8805.298" calcext:value-type="float">
            <text:p>8805.298</text:p>
          </table:table-cell>
          <table:table-cell office:value-type="float" office:value="9444.411" calcext:value-type="float">
            <text:p>9444.411</text:p>
          </table:table-cell>
          <table:table-cell office:value-type="float" office:value="8975.657" calcext:value-type="float">
            <text:p>8975.657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<text:s/>(-3, 3)</text:p>
          </table:table-cell>
          <table:table-cell office:value-type="float" office:value="9624.492" calcext:value-type="float">
            <text:p>9624.492</text:p>
          </table:table-cell>
          <table:table-cell office:value-type="float" office:value="9440.391" calcext:value-type="float">
            <text:p>9440.391</text:p>
          </table:table-cell>
          <table:table-cell office:value-type="float" office:value="9827.219" calcext:value-type="float">
            <text:p>9827.219</text:p>
          </table:table-cell>
          <table:table-cell office:value-type="float" office:value="9630.701" calcext:value-type="float">
            <text:p>9630.7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103" calcext:value-type="float">
            <text:p>14103</text:p>
          </table:table-cell>
        </table:table-row>
      </table:table>
      <table:table table:name="boundary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491095.966" calcext:value-type="float">
            <text:p>491095.966</text:p>
          </table:table-cell>
          <table:table-cell office:value-type="float" office:value="489644.619" calcext:value-type="float">
            <text:p>489644.619</text:p>
          </table:table-cell>
          <table:table-cell office:value-type="float" office:value="479224.797" calcext:value-type="float">
            <text:p>479224.797</text:p>
          </table:table-cell>
          <table:table-cell office:value-type="float" office:value="486655.127" calcext:value-type="float">
            <text:p>486655.127</text:p>
          </table:table-cell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512278.49" calcext:value-type="float">
            <text:p>512278.49</text:p>
          </table:table-cell>
          <table:table-cell office:value-type="float" office:value="498556.004" calcext:value-type="float">
            <text:p>498556.004</text:p>
          </table:table-cell>
          <table:table-cell office:value-type="float" office:value="490677.401" calcext:value-type="float">
            <text:p>490677.401</text:p>
          </table:table-cell>
          <table:table-cell office:value-type="float" office:value="500503.965" calcext:value-type="float">
            <text:p>500503.965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office:value-type="float" office:value="12775" calcext:value-type="float">
            <text:p>12775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516987.339" calcext:value-type="float">
            <text:p>516987.339</text:p>
          </table:table-cell>
          <table:table-cell office:value-type="float" office:value="508633.606" calcext:value-type="float">
            <text:p>508633.606</text:p>
          </table:table-cell>
          <table:table-cell office:value-type="float" office:value="509007.698" calcext:value-type="float">
            <text:p>509007.698</text:p>
          </table:table-cell>
          <table:table-cell office:value-type="float" office:value="511542.881" calcext:value-type="float">
            <text:p>511542.881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12948" calcext:value-type="float">
            <text:p>12948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526709.528" calcext:value-type="float">
            <text:p>526709.528</text:p>
          </table:table-cell>
          <table:table-cell office:value-type="float" office:value="520891.304" calcext:value-type="float">
            <text:p>520891.304</text:p>
          </table:table-cell>
          <table:table-cell office:value-type="float" office:value="492956.983" calcext:value-type="float">
            <text:p>492956.983</text:p>
          </table:table-cell>
          <table:table-cell office:value-type="float" office:value="513519.272" calcext:value-type="float">
            <text:p>513519.272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12981" calcext:value-type="float">
            <text:p>1298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515021.639" calcext:value-type="float">
            <text:p>515021.639</text:p>
          </table:table-cell>
          <table:table-cell office:value-type="float" office:value="534084.291" calcext:value-type="float">
            <text:p>534084.291</text:p>
          </table:table-cell>
          <table:table-cell office:value-type="float" office:value="520815.95" calcext:value-type="float">
            <text:p>520815.95</text:p>
          </table:table-cell>
          <table:table-cell office:value-type="float" office:value="523307.293" calcext:value-type="float">
            <text:p>523307.293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13153" calcext:value-type="float">
            <text:p>13153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530148.66" calcext:value-type="float">
            <text:p>530148.66</text:p>
          </table:table-cell>
          <table:table-cell office:value-type="float" office:value="523866.18" calcext:value-type="float">
            <text:p>523866.18</text:p>
          </table:table-cell>
          <table:table-cell office:value-type="float" office:value="529643.68" calcext:value-type="float">
            <text:p>529643.68</text:p>
          </table:table-cell>
          <table:table-cell office:value-type="float" office:value="527886.173" calcext:value-type="float">
            <text:p>527886.173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540984.98" calcext:value-type="float">
            <text:p>540984.98</text:p>
          </table:table-cell>
          <table:table-cell office:value-type="float" office:value="533726.203" calcext:value-type="float">
            <text:p>533726.203</text:p>
          </table:table-cell>
          <table:table-cell office:value-type="float" office:value="544556.464" calcext:value-type="float">
            <text:p>544556.464</text:p>
          </table:table-cell>
          <table:table-cell office:value-type="float" office:value="539755.882" calcext:value-type="float">
            <text:p>539755.882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3425" calcext:value-type="float">
            <text:p>13425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542027.661" calcext:value-type="float">
            <text:p>542027.661</text:p>
          </table:table-cell>
          <table:table-cell office:value-type="float" office:value="536823.631" calcext:value-type="float">
            <text:p>536823.631</text:p>
          </table:table-cell>
          <table:table-cell office:value-type="float" office:value="545079.679" calcext:value-type="float">
            <text:p>545079.679</text:p>
          </table:table-cell>
          <table:table-cell office:value-type="float" office:value="541310.324" calcext:value-type="float">
            <text:p>541310.324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3445" calcext:value-type="float">
            <text:p>13445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555932.933" calcext:value-type="float">
            <text:p>555932.933</text:p>
          </table:table-cell>
          <table:table-cell office:value-type="float" office:value="551117.222" calcext:value-type="float">
            <text:p>551117.222</text:p>
          </table:table-cell>
          <table:table-cell office:value-type="float" office:value="553089.456" calcext:value-type="float">
            <text:p>553089.456</text:p>
          </table:table-cell>
          <table:table-cell office:value-type="float" office:value="553379.87" calcext:value-type="float">
            <text:p>553379.8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tandard.A1:standard.I11">
          <table:sort>
            <table:sort-by table:field-number="8" table:data-type="automatic"/>
          </table:sort>
        </table:database-range>
        <table:database-range table:name="__Anonymous_Sheet_DB__1" table:target-range-address="quadratic.A1:quadratic.I10">
          <table:sort>
            <table:sort-by table:field-number="8" table:data-type="automatic"/>
          </table:sort>
        </table:database-range>
        <table:database-range table:name="__Anonymous_Sheet_DB__2" table:target-range-address="boundary.A1:boundary.I1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1:30:24.820191400</dc:date>
    <meta:editing-duration>PT39M</meta:editing-duration>
    <meta:editing-cycles>5</meta:editing-cycles>
    <meta:generator>LibreOffice/7.3.7.2$Linux_X86_64 LibreOffice_project/30$Build-2</meta:generator>
    <meta:document-statistic meta:table-count="3" meta:cell-count="273" meta:object-count="0"/>
  </office:meta>
</office:document-meta>
</file>